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6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8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9" style:family="graphic" style:parent-style-name="standard">
      <style:graphic-properties draw:fill-color="#e0efd4" draw:opacity="85%" draw:textarea-horizontal-align="justify" draw:textarea-vertical-align="middle" draw:auto-grow-height="false" fo:min-height="1.19cm" fo:min-width="2.619cm"/>
    </style:style>
    <style:style style:name="gr10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eeeee" draw:opacity="85%"/>
      <style:paragraph-properties fo:text-align="center"/>
      <style:text-properties fo:font-size="10pt"/>
    </style:style>
    <style:style style:name="P7" style:family="paragraph">
      <loext:graphic-properties draw:fill-color="#e0efd4" draw:opacity="85%"/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e0efd4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6-13861 1875-13861 762" svg:viewBox="0 0 13862 1649">
          <text:p/>
        </draw:connector>
        <draw:connector draw:style-name="gr1" draw:text-style-name="P1" draw:layer="layout" draw:type="curve" svg:x1="18.082cm" svg:y1="22.844cm" svg:x2="14.617cm" svg:y2="22.603cm" draw:start-shape="id3" draw:start-glue-point="8" draw:end-shape="id4" draw:end-glue-point="9" svg:d="M18082 22844c0 751-3465 872-3465-241" svg:viewBox="0 0 3466 821">
          <text:p/>
        </draw:connector>
        <draw:connector draw:style-name="gr2" draw:text-style-name="P1" draw:layer="layout" draw:type="curve" draw:line-skew="-3.279cm" svg:x1="4.683cm" svg:y1="23.289cm" svg:x2="10.017cm" svg:y2="2.143cm" draw:start-shape="id5" draw:start-glue-point="6" draw:end-shape="id6" draw:end-glue-point="6" svg:d="M4683 23289c-5671 0-8338-21146 5334-21146" svg:viewBox="0 0 9957 21147">
          <text:p/>
        </draw:connector>
        <draw:connector draw:style-name="gr1" draw:text-style-name="P1" draw:layer="layout" draw:type="curve" svg:x1="3.604cm" svg:y1="19.415cm" svg:x2="11.16cm" svg:y2="17.32cm" draw:start-shape="id7" draw:start-glue-point="8" draw:end-shape="id8" draw:end-glue-point="6" svg:d="M3604 19415c0 751 2254 627 3000-85s-16-2010 4556-2010" svg:viewBox="0 0 7557 2605">
          <text:p/>
        </draw:connector>
        <draw:connector draw:style-name="gr1" draw:text-style-name="P1" draw:layer="layout" draw:type="curve" svg:x1="18.971cm" svg:y1="6.842cm" svg:x2="18.462cm" svg:y2="10.906cm" draw:start-shape="id9" draw:start-glue-point="8" draw:end-shape="id1" svg:d="M18971 6842c0 3048-509 1016-509 4064" svg:viewBox="0 0 510 4065">
          <text:p/>
        </draw:connector>
        <draw:custom-shape draw:style-name="gr3" draw:text-style-name="P3" xml:id="id6" draw:id="id6" draw:layer="layout" svg:width="2.667cm" svg:height="1.524cm" svg:x="10.017cm" svg:y="1.381cm">
          <text:p text:style-name="P2"><text:span text:style-name="T1">No Tal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2.413cm" svg:height="1.651cm" svg:x="1.508cm" svg:y="11.668cm">
          <text:p text:style-name="P2"><text:span text:style-name="T2">peerPr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6" draw:start-glue-point="6" draw:end-shape="id2" draw:end-glue-point="4" svg:d="M10017 2143c-4868 0-7302 3175-7302 9525" svg:viewBox="0 0 7303 9526">
          <text:p/>
        </draw:connector>
        <draw:frame draw:style-name="gr5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4" draw:text-style-name="P4" xml:id="id8" draw:id="id8" draw:layer="layout" svg:width="2.413cm" svg:height="1.651cm" svg:x="11.16cm" svg:y="16.494cm">
          <text:p text:style-name="P2"><text:span text:style-name="T2">op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2.921cm" svg:height="1.651cm" svg:x="17.002cm" svg:y="10.906cm">
          <text:p text:style-name="P2"><text:span text:style-name="T2">userPro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2.413cm" svg:height="1.651cm" svg:x="12.557cm" svg:y="21.193cm">
          <text:p text:style-name="P2"><text:span text:style-name="T2">closin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1.381cm" svg:y="6.08cm">
          <text:p text:style-name="P2"><text:span text:style-name="T2">Receive signed,</text:span></text:p>
          <text:p text:style-name="P2"><text:span text:style-name="T2">Proposed tally</text:span></text:p>
          <text:p text:style-name="P2"><text:span text:style-name="T2">---------------------------</text:span></text:p>
          <text:p text:style-name="P2"><text:span text:style-name="T2">Check/store draft,</text:span></text:p>
          <text:p text:style-name="P2"><text:span text:style-name="T2">Notif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2.684cm" svg:y1="2.143cm" svg:x2="18.971cm" svg:y2="5.191cm" draw:start-shape="id6" draw:start-glue-point="10" draw:end-shape="id9" draw:end-glue-point="4" svg:d="M12684 2143c4192 0 6287 1016 6287 3048" svg:viewBox="0 0 6288 3049">
          <text:p/>
        </draw:connector>
        <draw:custom-shape draw:style-name="gr9" draw:text-style-name="P7" draw:layer="layout" svg:width="4.953cm" svg:height="2.286cm" svg:x="14.335cm" svg:y="1.889cm">
          <text:p text:style-name="P2"><text:span text:style-name="T2">New user proffer</text:span></text:p>
          <text:p text:style-name="P2"><text:span text:style-name="T2">Created in DB</text:span></text:p>
          <text:p text:style-name="P2"><text:span text:style-name="T2">---------------------------</text:span></text:p>
          <text:p text:style-name="P2"><text:span text:style-name="T2">Has signature</text:span></text:p>
          <text:p text:style-name="P2"><text:span text:style-name="T2">Status = draf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8.463cm" svg:y1="12.557cm" svg:x2="13.573cm" svg:y2="17.32cm" draw:start-shape="id1" draw:start-glue-point="8" draw:end-shape="id8" draw:end-glue-point="10" svg:d="M18463 12557c0 3176-1630 4763-4890 4763" svg:viewBox="0 0 4891 4764">
          <text:p/>
        </draw:connector>
        <draw:custom-shape draw:style-name="gr8" draw:text-style-name="P6" draw:layer="layout" svg:width="4.953cm" svg:height="2.286cm" svg:x="14.589cm" svg:y="13.954cm">
          <text:p text:style-name="P2"><text:span text:style-name="T2">Receive peer</text:span></text:p>
          <text:p text:style-name="P2"><text:span text:style-name="T2">acceptance</text:span></text:p>
          <text:p text:style-name="P2"><text:span text:style-name="T2">---------------------------</text:span></text:p>
          <text:p text:style-name="P2"><text:span text:style-name="T2">Add peer signature</text:span></text:p>
          <text:p text:style-name="P2"><text:span text:style-name="T2">Status = op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7.002cm" svg:y1="11.732cm" svg:x2="11.351cm" svg:y2="2.905cm" draw:start-shape="id1" draw:start-glue-point="6" draw:end-shape="id6" draw:end-glue-point="8" svg:d="M17002 11732c-3768 0-5651-2942-5651-8827" svg:viewBox="0 0 5652 8828">
          <text:p/>
        </draw:connector>
        <draw:custom-shape draw:style-name="gr8" draw:text-style-name="P6" draw:layer="layout" svg:width="4.953cm" svg:height="2.286cm" svg:x="11.414cm" svg:y="9.001cm">
          <text:p text:style-name="P2"><text:span text:style-name="T2">Peer refuses or</text:span></text:p>
          <text:p text:style-name="P2"><text:span text:style-name="T2">Times out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Status = voi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3.22cm" svg:y1="17.904cm" svg:x2="18.082cm" svg:y2="21.193cm" draw:start-shape="id8" draw:start-glue-point="9" draw:end-shape="id3" draw:end-glue-point="4" svg:d="M13220 17904c0 2647 4862 1003 4862 3289" svg:viewBox="0 0 4863 3290">
          <text:p/>
        </draw:connector>
        <draw:connector draw:style-name="gr1" draw:text-style-name="P1" draw:layer="layout" draw:type="curve" svg:x1="11.513cm" svg:y1="17.904cm" svg:x2="12.557cm" svg:y2="22.019cm" draw:start-shape="id8" draw:start-glue-point="7" draw:end-shape="id4" draw:end-glue-point="6" svg:d="M11513 17904c0 2744 348 4115 1044 4115" svg:viewBox="0 0 1045 4116">
          <text:p/>
        </draw:connector>
        <draw:custom-shape draw:style-name="gr8" draw:text-style-name="P6" draw:layer="layout" svg:width="4.953cm" svg:height="2.286cm" svg:x="7.731cm" svg:y="19.288cm">
          <text:p text:style-name="P2"><text:span text:style-name="T2">Get close request</text:span></text:p>
          <text:p text:style-name="P2"><text:span text:style-name="T2">From peer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Status = clo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9" draw:id="id9" draw:layer="layout" svg:width="2.413cm" svg:height="1.651cm" svg:x="17.764cm" svg:y="5.191cm">
          <text:p text:style-name="P2"><text:span text:style-name="T1">user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16.113cm" svg:y="7.477cm">
          <text:p text:style-name="P2"><text:span text:style-name="T2">New user draft</text:span></text:p>
          <text:p text:style-name="P2"><text:span text:style-name="T2">Tally detected</text:span></text:p>
          <text:p text:style-name="P2"><text:span text:style-name="T2">---------------------------</text:span></text:p>
          <text:p text:style-name="P2"><text:span text:style-name="T2">Transmit to peer</text:span></text:p>
          <text:p text:style-name="P2"><text:span text:style-name="T2">Status = off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2.715cm" svg:y1="13.319cm" svg:x2="3.604cm" svg:y2="17.764cm" draw:start-shape="id2" draw:start-glue-point="8" draw:end-shape="id7" draw:end-glue-point="4" svg:d="M2715 13319c0 3333 889 1111 889 4445" svg:viewBox="0 0 890 4446">
          <text:p/>
        </draw:connector>
        <draw:custom-shape draw:style-name="gr8" draw:text-style-name="P6" draw:layer="layout" svg:width="4.953cm" svg:height="2.286cm" svg:x="14.97cm" svg:y="23.098cm">
          <text:p text:style-name="P2"><text:span text:style-name="T2">Detect user</text:span></text:p>
          <text:p text:style-name="P2"><text:span text:style-name="T2">clos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clo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7" draw:id="id7" draw:layer="layout" svg:width="2.921cm" svg:height="1.651cm" svg:x="2.143cm" svg:y="17.764cm">
          <text:p text:style-name="P2"><text:span text:style-name="T2">accep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4.953cm" svg:height="2.286cm" svg:x="1.381cm" svg:y="14.335cm">
          <text:p text:style-name="P2"><text:span text:style-name="T2">User accepts,</text:span></text:p>
          <text:p text:style-name="P2"><text:span text:style-name="T2">signs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953cm" svg:height="2.286cm" svg:x="14.462cm" svg:y="18.018cm">
          <text:p text:style-name="P2"><text:span text:style-name="T2">User requests </text:span></text:p>
          <text:p text:style-name="P2"><text:span text:style-name="T2">Close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5" draw:id="id5" draw:layer="layout" svg:width="2.413cm" svg:height="1.651cm" svg:x="4.683cm" svg:y="22.463cm">
          <text:p text:style-name="P2"><text:span text:style-name="T2">clos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5" draw:end-glue-point="10" svg:d="M13764 22844c0 751-1969 626-2613 549s40-104-4055-104" svg:viewBox="0 0 6669 609">
          <text:p/>
        </draw:connector>
        <draw:custom-shape draw:style-name="gr9" draw:text-style-name="P7" draw:layer="layout" svg:width="4.953cm" svg:height="2.286cm" svg:x="7.35cm" svg:y="22.971cm">
          <text:p text:style-name="P2"><text:span text:style-name="T2">Tally sum goes to</text:span></text:p>
          <text:p text:style-name="P2"><text:span text:style-name="T2">zero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3" draw:id="id3" draw:layer="layout" svg:width="2.413cm" svg:height="1.651cm" svg:x="16.875cm" svg:y="21.193cm">
          <text:p text:style-name="P2"><text:span text:style-name="T1">userCl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5.318cm" svg:y="15.986cm">
          <text:p text:style-name="P2"><text:span text:style-name="T2">Detect user</text:span></text:p>
          <text:p text:style-name="P2"><text:span text:style-name="T2">acceptanc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op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953cm" svg:height="2.286cm" svg:x="9.001cm" svg:y="12.684cm">
          <text:p text:style-name="P2"><text:span text:style-name="T2">Peer sends</text:span></text:p>
          <text:p text:style-name="P2"><text:span text:style-name="T2">Modified offer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Update D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3.921cm" svg:y1="12.494cm" svg:x2="17.764cm" svg:y2="6.017cm" draw:start-shape="id2" draw:start-glue-point="10" draw:end-shape="id9" draw:end-glue-point="6" svg:d="M3921 12494c10381 0 3460-6477 13843-6477" svg:viewBox="0 0 13844 6478">
          <text:p/>
        </draw:connector>
        <draw:custom-shape draw:style-name="gr9" draw:text-style-name="P7" draw:layer="layout" svg:width="4.953cm" svg:height="2.286cm" svg:x="12.176cm" svg:y="5.191cm">
          <text:p text:style-name="P2"><text:span text:style-name="T2">User modifies</text:span></text:p>
          <text:p text:style-name="P2"><text:span text:style-name="T2">tally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10" draw:id="id10" draw:layer="layout" svg:width="2.413cm" svg:height="1.651cm" svg:x="8.239cm" svg:y="6.334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446cm" svg:y1="6.334cm" svg:x2="10.407cm" svg:y2="2.682cm" draw:start-shape="id10" draw:start-glue-point="4" draw:end-shape="id6" draw:end-glue-point="7" svg:d="M9446 6334c0-2571 961-745 961-3652" svg:viewBox="0 0 962 3653">
          <text:p/>
        </draw:connector>
        <draw:connector draw:style-name="gr1" draw:text-style-name="P1" draw:layer="layout" draw:type="curve" svg:x1="3.568cm" svg:y1="11.909cm" svg:x2="8.592cm" svg:y2="7.744cm" draw:start-shape="id2" draw:start-glue-point="11" draw:end-shape="id10" draw:end-glue-point="7" svg:d="M3568 11909c0-3124 5024-1042 5024-4165" svg:viewBox="0 0 5025 4166">
          <text:p/>
        </draw:connector>
        <draw:custom-shape draw:style-name="gr8" draw:text-style-name="P6" draw:layer="layout" svg:width="4.953cm" svg:height="2.286cm" svg:x="5.826cm" svg:y="3.286cm">
          <text:p text:style-name="P2"><text:span text:style-name="T2">Detect user refus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voi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953cm" svg:height="2.286cm" svg:x="3.921cm" svg:y="9.001cm">
          <text:p text:style-name="P2"><text:span text:style-name="T2">User requests</text:span></text:p>
          <text:p text:style-name="P2"><text:span text:style-name="T2">void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9" draw:layer="layout" svg:width="0.635cm" svg:height="0.635cm" svg:x="1.254cm" svg:y="25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635cm" svg:height="0.635cm" svg:x="1.254cm" svg:y="26.0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2" draw:text-style-name="P5" draw:layer="layout" svg:width="2.369cm" svg:height="1.673cm" svg:x="2.06cm" svg:y="25.13cm">
            <draw:text-box>
              <text:p>Client</text:p>
              <text:p>Serve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09-26T08:41:37.359109743</dc:date>
    <meta:editing-duration>PT2H24M12S</meta:editing-duration>
    <meta:editing-cycles>19</meta:editing-cycles>
    <meta:generator>LibreOffice/5.4.6.2$MacOSX_X86_64 LibreOffice_project/4014ce260a04f1026ba855d3b8d91541c224eab8</meta:generator>
    <meta:document-statistic meta:object-count="46"/>
  </office:meta>
</office:document-meta>
</file>